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fo:font-size="12pt" style:font-size-asian="12pt" style:font-size-complex="12pt"/>
    </style:style>
    <style:style style:name="P4" style:family="paragraph" style:parent-style-name="Standard">
      <style:paragraph-properties fo:margin-left="0in" fo:margin-right="0in" fo:text-indent="0.4917in" style:auto-text-indent="false"/>
    </style:style>
    <style:style style:name="P5" style:family="paragraph" style:parent-style-name="Standard">
      <style:paragraph-properties fo:margin-left="0in" fo:margin-right="0in" fo:text-indent="0.4917in" style:auto-text-indent="false"/>
      <style:text-properties fo:font-size="12pt" style:font-size-asian="12pt" style:font-size-complex="12pt"/>
    </style:style>
    <style:style style:name="P6" style:family="paragraph" style:parent-style-name="Standard">
      <style:paragraph-properties fo:margin-left="0.4917in" fo:margin-right="0in" fo:text-indent="0in" style:auto-text-indent="false"/>
    </style:style>
    <style:style style:name="P7" style:family="paragraph" style:parent-style-name="Standard">
      <style:paragraph-properties fo:margin-left="0.4898in" fo:margin-right="0in" fo:text-indent="0in" style:auto-text-indent="false"/>
    </style:style>
    <style:style style:name="P8" style:family="paragraph" style:parent-style-name="Standard">
      <style:paragraph-properties fo:margin-left="0in" fo:margin-right="0in" fo:text-indent="0in" style:auto-text-indent="false"/>
      <style:text-properties fo:font-size="16pt" fo:font-weight="bold" style:font-size-asian="14pt" style:font-weight-asian="bold" style:font-size-complex="16pt" style:font-weight-complex="bold"/>
    </style:style>
    <style:style style:name="P9" style:family="paragraph" style:parent-style-name="Standard">
      <style:paragraph-properties fo:margin-left="0in" fo:margin-right="0in" fo:text-indent="0in" style:auto-text-indent="false"/>
      <style:text-properties fo:font-size="14pt" fo:font-weight="bold" style:font-size-asian="14pt" style:font-weight-asian="bold" style:font-size-complex="14pt" style:font-weight-complex="bold"/>
    </style:style>
    <style:style style:name="P10" style:family="paragraph" style:parent-style-name="Standard">
      <style:paragraph-properties fo:margin-left="0in" fo:margin-right="0in" fo:text-indent="0in" style:auto-text-indent="false"/>
      <style:text-properties fo:font-size="12pt" fo:font-weight="normal" style:font-size-asian="10.5pt" style:font-weight-asian="normal" style:font-size-complex="12pt" style:font-weight-complex="normal"/>
    </style:style>
    <style:style style:name="P11" style:family="paragraph" style:parent-style-name="No_20_Spacing">
      <style:text-properties fo:font-size="16pt" fo:font-weight="bold" style:font-size-asian="16pt" style:font-weight-asian="bold" style:font-size-complex="16pt"/>
    </style:style>
    <style:style style:name="P12" style:family="paragraph" style:parent-style-name="No_20_Spacing">
      <style:paragraph-properties fo:margin-left="0.9835in" fo:margin-right="0in" fo:text-indent="0in" style:auto-text-indent="false"/>
    </style:style>
    <style:style style:name="P13" style:family="paragraph" style:parent-style-name="Standard">
      <style:paragraph-properties fo:margin-left="1.4752in" fo:margin-right="0in" fo:text-indent="0.4917in" style:auto-text-indent="false"/>
      <style:text-properties fo:font-size="16pt" style:font-size-asian="16pt" style:font-size-complex="16pt"/>
    </style:style>
    <style:style style:name="P14" style:family="paragraph" style:parent-style-name="HTML_20_Preformatted">
      <style:text-properties fo:font-size="12pt" style:font-size-asian="12pt" style:font-size-complex="12pt"/>
    </style:style>
    <style:style style:name="P15" style:family="paragraph" style:parent-style-name="Standard" style:master-page-name="Standard">
      <style:paragraph-properties fo:text-align="center" style:justify-single-word="false" style:page-number="auto"/>
      <style:text-properties fo:font-size="18pt" fo:font-weight="bold" style:font-size-asian="18pt" style:font-weight-asian="bold" style:font-size-complex="18pt"/>
    </style:style>
    <style:style style:name="P16" style:family="paragraph" style:parent-style-name="Standard">
      <style:text-properties style:text-underline-style="solid" style:text-underline-width="auto" style:text-underline-color="font-color"/>
    </style:style>
    <style:style style:name="P17" style:family="paragraph" style:parent-style-name="Standard">
      <style:text-properties style:text-underline-style="none"/>
    </style:style>
    <style:style style:name="P18" style:family="paragraph" style:parent-style-name="Standard">
      <style:text-properties fo:font-size="16pt" fo:font-weight="bold" style:font-size-asian="16pt" style:font-weight-asian="bold" style:font-size-complex="16pt"/>
    </style:style>
    <style:style style:name="P19" style:family="paragraph" style:parent-style-name="Standard">
      <style:paragraph-properties fo:margin-left="1.4752in" fo:margin-right="0in" fo:text-indent="0.4917in" style:auto-text-indent="false"/>
      <style:text-properties fo:font-size="16pt" style:font-size-asian="16pt" style:font-size-complex="16pt"/>
    </style:style>
    <style:style style:name="P20" style:family="paragraph" style:parent-style-name="No_20_Spacing">
      <style:paragraph-properties fo:margin-left="0.9835in" fo:margin-right="0in" fo:text-indent="0in" style:auto-text-indent="false"/>
    </style:style>
    <style:style style:name="P21" style:family="paragraph" style:parent-style-name="No_20_Spacing" style:list-style-name="L1">
      <style:paragraph-properties fo:margin-left="0.9835in" fo:margin-right="0in" fo:text-indent="0in" style:auto-text-indent="false"/>
    </style:style>
    <style:style style:name="P22" style:family="paragraph" style:parent-style-name="No_20_Spacing">
      <style:paragraph-properties fo:margin-left="0.4917in" fo:margin-right="0in" fo:text-indent="0.4917in" style:auto-text-indent="false"/>
    </style:style>
    <style:style style:name="P23" style:family="paragraph" style:parent-style-name="No_20_Spacing" style:list-style-name="L2">
      <style:paragraph-properties fo:margin-left="0.4917in" fo:margin-right="0in" fo:text-indent="0.4917in" style:auto-text-indent="false"/>
    </style:style>
    <style:style style:name="P24" style:family="paragraph" style:parent-style-name="No_20_Spacing">
      <style:paragraph-properties fo:margin-left="0in" fo:margin-right="0in" fo:text-indent="0in" style:auto-text-indent="false"/>
    </style:style>
    <style:style style:name="P25" style:family="paragraph" style:parent-style-name="List_20_Paragraph" style:list-style-name="WWNum1"/>
    <style:style style:name="P26" style:family="paragraph" style:parent-style-name="List_20_Paragraph" style:list-style-name="WWNum1">
      <style:text-properties fo:font-size="12pt" style:font-size-asian="12pt" style:font-size-complex="12pt"/>
    </style:style>
    <style:style style:name="P27" style:family="paragraph" style:parent-style-name="HTML_20_Preformatted">
      <style:text-properties fo:font-size="12pt" style:font-size-asian="12pt" style:font-size-complex="12pt"/>
    </style:style>
    <style:style style:name="T1" style:family="text">
      <style:text-properties fo:font-weight="bold" style:font-weight-asian="bold"/>
    </style:style>
    <style:style style:name="T2" style:family="text">
      <style:text-properties fo:font-size="16pt" fo:font-weight="bold" style:font-size-asian="16pt" style:font-weight-asian="bold" style:font-size-complex="16pt"/>
    </style:style>
    <style:style style:name="T3" style:family="text">
      <style:text-properties fo:font-size="14pt" style:font-size-asian="14pt" style:font-size-complex="14pt"/>
    </style:style>
    <style:style style:name="T4" style:family="text">
      <style:text-properties style:text-underline-style="solid" style:text-underline-width="auto" style:text-underline-color="font-color"/>
    </style:style>
    <style:style style:name="T5" style:family="text">
      <style:text-properties fo:font-size="12pt" style:font-size-asian="12pt" style:font-size-complex="12pt"/>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12pt" fo:font-style="italic" style:font-size-asian="12pt" style:font-style-asian="italic" style:font-size-complex="12pt"/>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color="#333333" style:font-name="Calibri" fo:font-size="16pt" fo:font-weight="bold" style:font-size-asian="16pt" style:font-weight-asian="bold" style:font-name-complex="Calibri1"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6" text:style-name="Bullet_20_Symbols" text:bullet-char="–">
        <style:list-level-properties text:list-level-position-and-space-mode="label-alignment">
          <style:list-level-label-alignment text:label-followed-by="listtab" fo:text-indent="-0.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GE – Piano Szene</text:p>
      <text:p text:style-name="P11">Team-Mitglieder/Aufgabenteilung</text:p>
      <text:p text:style-name="P11"/>
      <text:p text:style-name="No_20_Spacing"><text:span text:style-name="T1"><text:tab/></text:span><text:span text:style-name="T3">Patrick Schwab: </text:span></text:p>
      <text:p text:style-name="P22">- Applikations Design,</text:p>
      <text:p text:style-name="P24"><text:s text:c="20"/>- Representation der Objekte(die Szene korrekt aufbauen und die Objekte an die <text:tab/><text:tab/><text:tab/>richtige Stelle plazieren/skalieren/rotieren),</text:p>
      <text:list xml:id="list1015521990" text:style-name="L2">
        <text:list-item>
          <text:list>
            <text:list-item>
              <text:list>
                <text:list-item>
                  <text:list>
                    <text:list-item>
                      <text:list>
                        <text:list-item>
                          <text:list>
                            <text:list-header>
                              <text:p text:style-name="P23"><text:s text:c="10"/>-Infrastruktur(Logik der Applikation und Klassen)</text:p>
                            </text:list-header>
                          </text:list>
                        </text:list-item>
                      </text:list>
                    </text:list-item>
                  </text:list>
                </text:list-item>
              </text:list>
            </text:list-item>
          </text:list>
        </text:list-item>
      </text:list>
      <text:p text:style-name="No_20_Spacing"><text:tab/><text:span text:style-name="T3">Benjamin Steindl: </text:span></text:p>
      <text:p text:style-name="P12">- Model Loader(Schnittstelle um 3D Modelle mit unterschiedlichen <text:s/>Formaten in die Applikation zu importieren), </text:p>
      <text:p text:style-name="P12">- 3D Models bereitstellen(Klavier model suchen, Metronom/Wände modellieren (Software zum modellieren: Blender), </text:p>
      <text:p text:style-name="P12">- Texture Loader(Laden der Texturen in die Applikation), </text:p>
      <text:p text:style-name="P12">- Sound Manager(Klavier spielen Implementieren, Klaviertöne aufnehmen) , </text:p>
      <text:p text:style-name="P12">- Input handling</text:p>
      <text:p text:style-name="No_20_Spacing"><text:tab/><text:span text:style-name="T3">Mohamed Auf: </text:span></text:p>
      <text:list xml:id="list882744092" text:style-name="L1">
        <text:list-header>
          <text:p text:style-name="P21">Rendering,</text:p>
          <text:p text:style-name="P21">Dokumentation von Libraries &amp; Source Code,</text:p>
          <text:p text:style-name="P21">Testen der Applikation, </text:p>
          <text:p text:style-name="P21">Deployement der Applikation</text:p>
        </text:list-header>
      </text:list>
      <text:p text:style-name="No_20_Spacing"/>
      <text:p text:style-name="P1">Build Instruktionen</text:p>
      <text:p text:style-name="P2">Shared Libraries zum Herunterladen:</text:p>
      <text:p text:style-name="P17"><text:tab/>(Open GL)</text:p>
      <text:p text:style-name="P4">Open AL: sudo apt-get install libopenal1 libopenal-dev libalut0 libalut-dev</text:p>
      <text:p text:style-name="P6">Die restlichen Libraries stehen statisch zur verfügung und müssen nicht Heruntergeladen werden: <text:span text:style-name="T5">GLFW, <text:s/>Assimp (model loading), devIL (texture library), LIBJPEG (image library)</text:span></text:p>
      <text:p text:style-name="Standard"><text:span text:style-name="T6">Folgende Header Libraries werden außerdem benutzt:</text:span><text:span text:style-name="T5"> (müssen nicht Heruntergeladen werden) Boost, Glm</text:span></text:p>
      <text:p text:style-name="Standard"><text:span text:style-name="T5">Die statischen Libraries wurden unter Linux 32 bit Kompiliert. Sollten sie über eine andere Architektur verfügen müssen sie diese selbst kompilieren (Siehe </text:span><text:span text:style-name="T7">Requirements</text:span><text:span text:style-name="T5"> für Download Link).</text:span></text:p>
      <text:p text:style-name="P2">Zum Builden der Applikation:</text:p>
      <text:p text:style-name="Standard"><text:tab/>Ins Root Directory: <text:tab/><text:span text:style-name="T3">cmake . </text:span></text:p>
      <text:p text:style-name="P13">make <text:s text:c="3"/></text:p>
      <text:p text:style-name="P13"/>
      <text:p text:style-name="Standard"><text:soft-page-break/><text:span text:style-name="T4">Zum starten der Applikation:</text:span> <text:s/>Im Root Directory -&gt; <text:s/><text:span text:style-name="T3">./Bin/Linux/PianoScene</text:span></text:p>
      <text:p text:style-name="P7">Es ist wichtig die Applikation im Root Directory zu starten weil die Dateipfade im Source Code relativ sind.</text:p>
      <text:p text:style-name="P1"/>
      <text:p text:style-name="P1">Requirements</text:p>
      <text:p text:style-name="P3"><text:tab/>Um die Applikation starten zu können werden folgende Libraries bennötigt:</text:p>
      <text:list xml:id="list1051980434" text:style-name="WWNum1">
        <text:list-item>
          <text:p text:style-name="P26">OPEN GL</text:p>
        </text:list-item>
        <text:list-item>
          <text:p text:style-name="P25"><text:span text:style-name="T5">GLFW<text:tab/><text:tab/><text:tab/><text:tab/><text:tab/><text:tab/><text:tab/></text:span><text:a xlink:type="simple" xlink:href="http://www.glfw.org/download.html">http://www.glfw.org/download.html</text:a> (Source archive: glfw-2.7.5.zip)</text:p>
        </text:list-item>
        <text:list-item>
          <text:p text:style-name="P25"><text:span text:style-name="T5">Assimp (model loading)<text:tab/><text:tab/></text:span><text:a xlink:type="simple" xlink:href="http://assimp.sourceforge.net/main_downloads.html">http://assimp.sourceforge.net/main_downloads.html</text:a> (assimp 2.0)</text:p>
        </text:list-item>
        <text:list-item>
          <text:p text:style-name="P25"><text:span text:style-name="T5">devIL (texture library)<text:tab/><text:tab/></text:span><text:a xlink:type="simple" xlink:href="http://openil.sourceforge.net/download.php">http://openil.sourceforge.net/download.php</text:a> (Compiling from sources -&gt; DevIL 1.7.8 zip)</text:p>
        </text:list-item>
        <text:list-item>
          <text:p text:style-name="P25"><text:span text:style-name="T5">LIBJPEG (image library)<text:tab/><text:tab/><text:tab/><text:tab/><text:tab/></text:span><text:a xlink:type="simple" xlink:href="http://www.ijg.org/">http://www.ijg.org/</text:a> (3.Zeile, Link: jpegsrc.v8d.tar.gz)</text:p>
        </text:list-item>
        <text:list-item>
          <text:p text:style-name="P26">OPEN AL (audio library)</text:p>
        </text:list-item>
        <text:list-item>
          <text:p text:style-name="P26">ALUT (audio lib utility toolkit)</text:p>
        </text:list-item>
        <text:list-item>
          <text:p text:style-name="P26">Boost library - für C++</text:p>
        </text:list-item>
        <text:list-item>
          <text:p text:style-name="P25"><text:span text:style-name="T5">Glm library - für Mathematik Funktionen<text:tab/><text:tab/></text:span><text:a xlink:type="simple" xlink:href="http://sourceforge.net/projects/ogl-math/">http://sourceforge.net/projects/ogl-math/</text:a> (Download: glm 0.9.3.3)</text:p>
        </text:list-item>
        <text:list-item>
          <text:p text:style-name="P26">Cmake - zum Compilieren des Source Codes</text:p>
        </text:list-item>
      </text:list>
      <text:p text:style-name="P1">Features</text:p>
      <text:p text:style-name="Standard"><text:span text:style-name="T2"><text:tab/></text:span><text:span text:style-name="T6">Bewegung im Raum:</text:span><text:span text:style-name="T5"> mit den Tasten: a – s – d – w kann man sich im Raum bewegen.</text:span></text:p>
      <text:p text:style-name="P3"><text:tab/><text:tab/><text:tab/>Wenn man die Maus bewegt ändert sich auch die Kameraperspektive</text:p>
      <text:p text:style-name="P4"><text:span text:style-name="T6">Klavier spielen:</text:span><text:span text:style-name="T5"> <text:s/>Wenn man vor dem Klavier steht kann man auf dem Klavier mit der</text:span></text:p>
      <text:p text:style-name="P5"><text:tab/>Tastatur spielen. Folgende Tasten erzeugen den jeweiligen Klaviersound:</text:p>
      <text:p text:style-name="HTML_20_Preformatted"><text:span text:style-name="T5"><text:tab/><text:tab/></text:span><text:span text:style-name="T9">f - t - g - z - h - j - i - k - o - l - p - ö - ä <text:s/></text:span></text:p>
      <text:p text:style-name="P14"><text:s/></text:p>
      <text:p text:style-name="P14"/>
      <text:p text:style-name="P14"/>
      <text:p text:style-name="P4"><text:soft-page-break/><text:span text:style-name="T6">Metronom ein/aus - schalten:</text:span><text:span text:style-name="T5"> Mit der ‚m‘ Taste auf der Tastatur kann man das<text:tab/></text:span></text:p>
      <text:p text:style-name="P5"><text:tab/>Metronom, das auf dem Klavier steht, ein - bzw. aus - schalten. <text:s/>Wenn das</text:p>
      <text:p text:style-name="P5"><text:tab/>Metronom eingeschalten ist schwingt das Pendel hin und her und erzeugt</text:p>
      <text:p text:style-name="P5"><text:tab/>dabei ein ‚Klick‘.</text:p>
      <text:p text:style-name="P5"/>
      <text:p text:style-name="P5"/>
      <text:p text:style-name="P9">Bemerkung</text:p>
      <text:p text:style-name="P8"><text:tab/><text:span text:style-name="T8">Bei dem 3D Model für das Klavier ist die Textur im 3ds File nicht korrekt auf das Objekt gemappt. Daher schaut es in der Applikation etwas seltsam aus. Da wir im Internet auf wenig brauchbare 3d Models für Klaviere gestoßen sind (die auch gratis waren bzw. Texturen beinhalten) und da das Model Laden eine Zusatzaufgabe für das Projekt war haben wir <text:s/>uns mit dem (leicht verzerrtem) Resultat wohl oder übel zufrieden gegeben. <text:s/>(Abgesehen davon funktioniert der ModelLoader einwandfrei → siehe Wände/Metronom).</text:span></text:p>
      <text:p text:style-name="P10">Wir hoffen, dass dies keinen allzu negativen Einfluss auf die Benotung ha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AT"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lr-tb"/>
      <style:text-properties style:use-window-font-color="true" style:font-name="Calibri" fo:font-size="11pt" fo:language="de" fo:country="AT" style:letter-kerning="true" style:font-name-asian="WenQuanYi Micro Hei"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_20_Spacing" style:display-name="No Spacing" style:family="paragraph" style:default-outline-level="">
      <style:paragraph-properties fo:margin-top="0in" fo:margin-bottom="0in" fo:line-height="100%" fo:orphans="2" fo:widows="2" style:writing-mode="lr-tb"/>
      <style:text-properties style:use-window-font-color="true"/>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HTML_20_Preformatted" style:display-name="HTML Preformatted" style:family="paragraph" style:parent-style-name="Standard" style:default-outline-level="">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 style:font-size-asian="10pt" style:language-asian="de" style:country-asian="AT" style:font-name-complex="Courier New2" style:font-size-complex="10pt"/>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size="10pt" style:font-name-asian="Times New Roman" style:font-size-asian="10pt" style:language-asian="de" style:country-asian="AT" style:font-name-complex="Courier New2"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1.510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0102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510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010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5102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010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10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5.0102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51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2917in" fo:margin-right="0.2681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ny</meta:initial-creator>
    <dc:creator>Steindl </dc:creator>
    <meta:editing-cycles>27</meta:editing-cycles>
    <meta:creation-date>2012-06-29T22:23:00</meta:creation-date>
    <dc:date>2012-06-30T22:00:17</dc:date>
    <meta:editing-duration>PT29M54S</meta:editing-duration>
    <meta:generator>LibreOffice/3.4$Linux LibreOffice_project/340m1$Build-402</meta:generator>
    <meta:document-statistic meta:table-count="0" meta:image-count="0" meta:object-count="0" meta:page-count="3" meta:paragraph-count="55" meta:word-count="508" meta:character-count="3534" meta:non-whitespace-character-count="300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